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7af41"/>
    </style:style>
    <style:style style:name="T1" style:family="text">
      <style:text-properties officeooo:rsid="00164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<field:fieldmark text:name="__Fieldmark__5_269574264" field:type="vnd.oasis.opendocument.field.FORMDROPDOWN"><field:param field:name="Dropdown_ListEntry" field:value="February"/><field:param field:name="Dropdown_ListEntry" field:value="January"/><field:param field:name="Dropdown_ListEntry" field:value="December"/><field:param field:name="Dropdown_ListEntry" field:value="July"/><field:param field:name="Dropdown_Selected" field:value="0"/></field:fieldmark>s<field:fieldmark text:name="__Fieldmark__10_269574264" field:type="vnd.oasis.opendocument.field.FORMDROPDOWN"><field:param field:name="Dropdown_ListEntry" field:value="February"/><field:param field:name="Dropdown_ListEntry" field:value="January"/><field:param field:name="Dropdown_ListEntry" field:value="December"/><field:param field:name="Dropdown_ListEntry" field:value="July"/><field:param field:name="Dropdown_Selected" field:value="0"/></field:fieldmark><text:span text:style-name="T1">s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5:20:10.862211279</meta:creation-date>
    <dc:date>2020-05-07T17:15:23.410005864</dc:date>
    <meta:editing-duration>PT11M20S</meta:editing-duration>
    <meta:editing-cycles>6</meta:editing-cycles>
    <meta:generator>LibreOfficeDev/7.0.0.0.alpha1$Linux_X86_64 LibreOffice_project/a6a0550dda04535b87b6816685b71fcf3230417b</meta:generator>
    <meta:document-statistic meta:table-count="0" meta:image-count="0" meta:object-count="0" meta:page-count="1" meta:paragraph-count="1" meta:word-count="1" meta:character-count="19" meta:non-whitespace-character-count="19"/>
  </office:meta>
</office:document-meta>
</file>